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1" draw:style-name="gr1" draw:text-style-name="P2" xml:id="id4" draw:id="id4" draw:layer="layout" svg:width="3.772cm" svg:height="1.285cm" svg:x="18.034cm" svg:y="4.557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2" xml:id="id1" draw:id="id1" draw:layer="layout" svg:width="3.772cm" svg:height="1.577cm" svg:x="4.572cm" svg:y="12.192cm">
          <text:p text:style-name="P1"><text:span text:style-name="T1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xml:id="id2" draw:id="id2" draw:layer="layout" svg:width="3.302cm" svg:height="2.286cm" svg:x="9.906cm" svg:y="5.588cm">
          <text:p text:style-name="P3"><text:span text:style-name="T2">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" draw:id="id3" draw:layer="layout" svg:width="3.302cm" svg:height="2.286cm" svg:x="12.954cm" svg:y="8.128cm">
          <text:p text:style-name="P3"><text:span text:style-name="T2">ra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458cm" svg:y1="12.192cm" svg:x2="9.906cm" svg:y2="6.731cm" draw:start-shape="id1" draw:start-glue-point="0" draw:end-shape="id2" draw:end-glue-point="5" svg:d="M6458 12192v-5461h3448" svg:viewBox="0 0 3449 5462">
          <text:p/>
        </draw:connector>
        <draw:connector draw:style-name="gr3" draw:text-style-name="P3" draw:layer="layout" svg:x1="8.344cm" svg:y1="12.98cm" svg:x2="12.954cm" svg:y2="9.271cm" draw:start-shape="id1" draw:start-glue-point="1" draw:end-shape="id3" draw:end-glue-point="5" svg:d="M8344 12980h2314v-3709h2296" svg:viewBox="0 0 4611 3710">
          <text:p/>
        </draw:connector>
        <draw:connector draw:style-name="gr3" draw:text-style-name="P3" draw:layer="layout" svg:x1="16.256cm" svg:y1="9.271cm" svg:x2="19.92cm" svg:y2="5.842cm" draw:start-shape="id3" draw:start-glue-point="7" draw:end-shape="id4" draw:end-glue-point="2" svg:d="M16256 9271h3664v-3429" svg:viewBox="0 0 3665 3430">
          <text:p/>
        </draw:connector>
        <draw:connector draw:style-name="gr3" draw:text-style-name="P3" draw:layer="layout" svg:x1="13.208cm" svg:y1="6.731cm" svg:x2="18.034cm" svg:y2="5.199cm" draw:start-shape="id2" draw:start-glue-point="7" draw:end-shape="id4" draw:end-glue-point="3" svg:d="M13208 6731h2405v-1532h2421" svg:viewBox="0 0 4827 1533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6">1/6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8</meta:editing-cycles>
    <meta:creation-date>2014-12-29T11:24:53</meta:creation-date>
    <dc:date>2015-01-06T22:15:35.339162916</dc:date>
    <meta:editing-duration>PT11M35S</meta:editing-duration>
    <meta:generator>LibreOffice/4.2.7.2$Linux_x86 LibreOffice_project/420m0$Build-2</meta:generator>
    <meta:document-statistic meta:object-count="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